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E40000007ADF675259.jpg"/>
  <manifest:file-entry manifest:media-type="image/jpeg" manifest:full-path="Pictures/1000000000000358000001BC08027EAE.jpg"/>
  <manifest:file-entry manifest:media-type="image/jpeg" manifest:full-path="Pictures/1000000000000649000001BCF7A774ED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draw:fill="none" draw:fill-color="#df0029" draw:textarea-horizontal-align="left" draw:textarea-vertical-align="bottom" draw:auto-grow-height="true" draw:auto-grow-width="false" fo:min-height="4.227cm" fo:min-width="0cm" fo:padding-top="0cm" fo:padding-bottom="0cm" fo:padding-left="0.25cm" fo:padding-right="0.25cm" draw:shadow="hidden" draw:shadow-color="#6b6b6b"/>
    </style:style>
    <style:style style:name="pr2" style:family="presentation" style:parent-style-name="Title-subtitle" style:list-style-name="L8">
      <style:graphic-properties draw:stroke="none" draw:fill="none" draw:fill-color="#df0029" draw:textarea-horizontal-align="left" draw:textarea-vertical-align="top" draw:auto-grow-height="true" draw:auto-grow-width="false" fo:min-height="2.889cm" fo:min-width="0cm" fo:padding-top="0cm" fo:padding-bottom="0cm" fo:padding-left="0.25cm" fo:padding-right="0.25cm" draw:shadow="hidden" draw:shadow-color="#6b6b6b"/>
    </style:style>
    <style:style style:name="pr3" style:family="presentation" style:parent-style-name="Title-notes">
      <style:graphic-properties draw:fill-color="#ffffff" draw:auto-grow-height="true" fo:min-height="11.642cm"/>
    </style:style>
    <style:style style:name="pr4" style:family="presentation" style:parent-style-name="Bullet-title">
      <style:graphic-properties draw:stroke="none" draw:fill="none" draw:fill-color="#df0029" draw:textarea-horizontal-align="left" draw:textarea-vertical-align="middle" draw:auto-grow-height="true" draw:auto-grow-width="false" fo:min-height="2.748cm" fo:min-width="0cm" fo:padding-top="0cm" fo:padding-bottom="0cm" fo:padding-left="0cm" fo:padding-right="0cm" draw:shadow="hidden" draw:shadow-color="#6b6b6b"/>
    </style:style>
    <style:style style:name="pr5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6" style:family="presentation" style:parent-style-name="Bullet-notes">
      <style:graphic-properties draw:fill-color="#ffffff" draw:auto-grow-height="true" fo:min-height="11.642cm"/>
    </style:style>
    <style:style style:name="pr7" style:family="presentation" style:parent-style-name="Section_20_Break-title">
      <style:graphic-properties draw:stroke="none" draw:fill="none" draw:fill-color="#bbe0e3" draw:textarea-horizontal-align="right" draw:textarea-vertical-align="middle" draw:auto-grow-height="true" draw:auto-grow-width="false" fo:min-height="3.17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Section_20_Break-notes">
      <style:graphic-properties draw:fill-color="#ffffff" draw:auto-grow-height="true" fo:min-height="11.642cm"/>
    </style:style>
    <style:style style:name="pr9" style:family="presentation" style:parent-style-name="Bullet-title">
      <style:graphic-properties draw:fill-color="#ffffff" draw:auto-grow-height="true" fo:min-height="2.748cm"/>
    </style:style>
    <style:style style:name="pr10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1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2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3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4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5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6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869cm" fo:min-width="0cm" fo:padding-top="0cm" fo:padding-bottom="0cm" fo:padding-left="0cm" fo:padding-right="0cm" draw:shadow="hidden" draw:shadow-color="#6b6b6b"/>
    </style:style>
    <style:style style:name="pr17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8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19" style:family="presentation" style:parent-style-name="Section_20_Break-notes">
      <style:graphic-properties draw:fill-color="#ffffff" fo:min-height="11.642cm"/>
    </style:style>
    <style:style style:name="pr20" style:family="presentation" style:parent-style-name="Bulle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12.354cm" fo:min-width="0cm" fo:padding-top="0cm" fo:padding-bottom="0cm" fo:padding-left="0cm" fo:padding-right="0cm" draw:shadow="hidden" draw:shadow-color="#6b6b6b"/>
    </style:style>
    <style:style style:name="pr21" style:family="presentation" style:parent-style-name="Bullet-notes">
      <style:graphic-properties draw:fill-color="#ffffff" fo:min-height="11.642cm"/>
    </style:style>
    <style:style style:name="P1" style:family="paragraph">
      <style:paragraph-properties fo:margin-left="0cm" fo:margin-right="0cm" fo:line-height="96%" text:enable-numbering="false" fo:text-indent="0cm"/>
    </style:style>
    <style:style style:name="P2" style:family="paragraph">
      <style:paragraph-properties fo:margin-left="0cm" fo:margin-right="0cm" fo:line-height="96%" text:enable-numbering="false" fo:text-indent="0cm" style:writing-mode="lr-tb"/>
    </style:style>
    <style:style style:name="P3" style:family="paragraph">
      <style:paragraph-properties fo:margin-left="0.33cm" fo:margin-right="0cm" fo:line-height="105%" text:enable-numbering="false" fo:text-indent="0cm"/>
    </style:style>
    <style:style style:name="P4" style:family="paragraph">
      <style:paragraph-properties fo:margin-left="0.33cm" fo:margin-right="0cm" fo:line-height="105%" text:enable-numbering="false" fo:text-indent="0cm" style:writing-mode="lr-tb"/>
      <style:text-properties fo:font-size="1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margin-top="0cm" fo:margin-bottom="0cm" fo:text-align="start" text:enable-numbering="false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0cm" fo:text-align="end" text:enable-numbering="false" fo:text-indent="0cm"/>
    </style:style>
    <style:style style:name="P11" style:family="paragraph">
      <style:paragraph-properties fo:margin-left="0cm" fo:margin-right="0cm" fo:margin-top="0cm" fo:margin-bottom="0cm" fo:text-align="start" text:enable-numbering="false" fo:text-indent="0cm" style:writing-mode="lr-tb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0cm" fo:margin-right="0cm" fo:margin-top="0cm" fo:margin-bottom="0cm" text:enable-numbering="false" fo:text-indent="0cm" style:writing-mode="lr-tb"/>
    </style:style>
    <style:style style:name="P15" style:family="paragraph">
      <style:paragraph-properties fo:margin-left="1.27cm" fo:margin-right="0cm" fo:margin-top="0cm" fo:margin-bottom="0cm" text:enable-numbering="true" fo:text-indent="-0.635cm"/>
    </style:style>
    <style:style style:name="P16" style:family="paragraph">
      <style:paragraph-properties fo:margin-left="1.27cm" fo:margin-right="0cm" text:enable-numbering="true" fo:text-indent="-0.457cm"/>
    </style:style>
    <style:style style:name="P17" style:family="paragraph">
      <style:paragraph-properties fo:margin-left="1.6cm" fo:margin-right="0cm" text:enable-numbering="true" fo:text-indent="-0.494cm"/>
    </style:style>
    <style:style style:name="P18" style:family="paragraph">
      <style:paragraph-properties fo:margin-left="1.27cm" fo:margin-right="0cm" text:enable-numbering="true" fo:text-indent="-0.635cm"/>
    </style:style>
    <style:style style:name="P19" style:family="paragraph">
      <style:paragraph-properties fo:margin-left="1.27cm" fo:margin-right="0cm" text:enable-numbering="false" fo:text-indent="-0.457cm"/>
    </style:style>
    <style:style style:name="P20" style:family="paragraph">
      <style:paragraph-properties fo:margin-left="1.6cm" fo:margin-right="0cm" text:enable-numbering="false" fo:text-indent="-0.494cm"/>
    </style:style>
    <style:style style:name="P21" style:family="paragraph">
      <style:paragraph-properties fo:margin-left="0.789cm" fo:margin-right="0cm" text:enable-numbering="false" fo:text-indent="-0.459cm"/>
    </style:style>
    <style:style style:name="P22" style:family="paragraph">
      <style:paragraph-properties fo:margin-left="1.27cm" fo:margin-right="0cm" text:enable-numbering="false" fo:text-indent="-0.635cm"/>
    </style:style>
    <style:style style:name="T1" style:family="text">
      <style:text-properties fo:color="#ffffff" fo:font-size="44pt" fo:language="en" fo:country="US" fo:font-weight="normal" style:font-size-asian="45pt" style:font-size-complex="45pt"/>
    </style:style>
    <style:style style:name="T2" style:family="text">
      <style:text-properties fo:color="#ffffff" fo:font-size="21pt" fo:language="en" fo:country="GB" fo:font-weight="normal" style:font-size-asian="21pt" style:font-size-complex="21pt"/>
    </style:style>
    <style:style style:name="T3" style:family="text">
      <style:text-properties fo:color="#ffffff" fo:font-size="22pt" fo:language="en" fo:country="GB" fo:font-weight="normal" style:font-size-asian="21pt" style:font-size-complex="21pt"/>
    </style:style>
    <style:style style:name="T4" style:family="text">
      <style:text-properties fo:font-size="16pt" fo:font-weight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Arial" style:font-family-generic="swiss" style:font-pitch="variable" fo:font-size="21pt" fo:language="none" fo:country="none" fo:font-style="italic" style:language-asian="none" style:country-asian="none" style:font-size-complex="21.2000007629395pt"/>
    </style:style>
    <style:style style:name="T7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8" style:family="text">
      <style:text-properties fo:font-family="Arial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9" style:family="text">
      <style:text-properties fo:font-style="italic"/>
    </style:style>
    <style:style style:name="T10" style:family="text">
      <style:text-properties fo:font-style="normal"/>
    </style:style>
    <style:style style:name="T11" style:family="text">
      <style:text-properties fo:font-weight="bold"/>
    </style:style>
    <style:style style:name="T12" style:family="text">
      <style:text-properties fo:font-style="normal" fo:font-weight="bold"/>
    </style:style>
    <style:style style:name="T13" style:family="text">
      <style:text-properties fo:font-style="normal" fo:font-weight="normal"/>
    </style:style>
    <style:style style:name="T14" style:family="text">
      <style:text-properties fo:font-weight="normal"/>
    </style:style>
    <text:list-style style:name="L1">
      <text:list-level-style-bullet text:level="1" text:bullet-char="•">
        <style:text-properties fo:font-family="Arial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33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9" text:bullet-char="»">
        <style:list-level-properties text:space-before="2.703cm"/>
        <style:text-properties fo:font-family="Arial" style:font-pitch="variable" fo:color="#5a5a5f" fo:font-size="100%"/>
      </text:list-level-style-bullet>
    </text:list-style>
    <text:list-style style:name="L3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3cm"/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33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/>
        <style:text-properties fo:font-family="Arial" style:font-pitch="variable" fo:color="#5a5a5f" fo:font-size="100%"/>
      </text:list-level-style-bullet>
      <text:list-level-style-bullet text:level="9" text:bullet-char="»">
        <style:list-level-properties text:space-before="2.703cm"/>
        <style:text-properties fo:font-family="Arial" style:font-pitch="variable" fo:color="#5a5a5f" fo:font-size="100%"/>
      </text:list-level-style-bullet>
    </text:list-style>
  </office:automatic-styles>
  <office:body>
    <office:presentation>
      <draw:page draw:name="Title Slide" draw:style-name="dp1" draw:master-page-name="Title">
        <draw:frame presentation:style-name="pr1" draw:text-style-name="P2" draw:layer="layout" svg:width="24.26cm" svg:height="4.227cm" svg:x="3.878cm" svg:y="3.777cm" presentation:class="title">
          <draw:text-box>
            <text:p text:style-name="P1"><text:span text:style-name="T1">Community RE</text:span><text:span text:style-name="T2"><text:line-break/></text:span><text:span text:style-name="T3">Report from the Bleeding Edge</text:span></text:p>
          </draw:text-box>
        </draw:frame>
        <draw:frame presentation:style-name="pr2" draw:text-style-name="P4" draw:layer="layout" svg:width="6.588cm" svg:height="2.889cm" svg:x="3.874cm" svg:y="9.46cm">
          <draw:text-box>
            <text:list text:style-name="L2">
              <text:list-item>
                <text:list>
                  <text:list-item>
                    <text:p text:style-name="P3"><text:span text:style-name="T4">Pavel Janí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" presentation:class="page"/>
          <draw:frame presentation:style-name="pr3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Bullet Slide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>
          <draw:text-box>
            <text:p text:style-name="P6">Release Engineering</text:p>
          </draw:text-box>
        </draw:frame>
        <draw:frame presentation:style-name="pr5" draw:text-style-name="P11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8"><text:span text:style-name="T6"><text:a xlink:href="http://en.wikipedia.org/wiki/Release_engineering">Release Engineering</text:a></text:span><text:span text:style-name="T6"> is a sub-discipline in software engineering concerned with the compilation, assembly and delivery of source code into finished products or other software components.</text:span></text:p>
              </text:list-item>
            </text:list>
            <text:list text:style-name="L3">
              <text:list-item>
                <text:p text:style-name="P8"><text:span text:style-name="T6"/></text:p>
              </text:list-item>
            </text:list>
            <text:list text:style-name="L4">
              <text:list-item>
                <text:p text:style-name="P9"><text:span text:style-name="T6">In larger projects the specialty of the release engineer can be applied to co-ordinate disparate source trees, projects, teams and components.</text:span></text:p>
              </text:list-item>
            </text:list>
            <text:list text:style-name="L3">
              <text:list-item>
                <text:p text:style-name="P10"><text:span text:style-name="T6"><text:a xlink:href="http://www.wikipedia.org/">Wikipedia</text:a>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3" draw:master-page-name="Section_20_Break" presentation:presentation-page-layout-name="AL2T19">
        <draw:frame presentation:style-name="pr7" draw:text-style-name="P2" draw:layer="layout" svg:width="24.946cm" svg:height="3.43cm" svg:x="2.317cm" svg:y="8.775cm" presentation:class="title" presentation:user-transformed="true">
          <draw:text-box>
            <text:p text:style-name="P1">OpenOffice.org development process</text:p>
          </draw:text-box>
        </draw:fram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8" draw:text-style-name="P12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4" draw:style-name="dp3" draw:master-page-name="Bullet" presentation:presentation-page-layout-name="AL1T1">
        <draw:frame presentation:style-name="pr9" draw:text-style-name="P5" draw:layer="layout" svg:width="22.569cm" svg:height="2.748cm" svg:x="4.19cm" svg:y="1.699cm" presentation:class="title">
          <draw:text-box>
            <text:p text:style-name="P5">Development process</text:p>
          </draw:text-box>
        </draw:frame>
        <draw:frame presentation:style-name="Bullet-outline1" draw:layer="layout" svg:width="22.911cm" svg:height="12.353cm" svg:x="4.178cm" svg:y="5.15cm" presentation:class="outline">
          <draw:text-box>
            <text:list text:style-name="L4">
              <text:list-item>
                <text:p text:style-name="P5">Planning</text:p>
              </text:list-item>
            </text:list>
            <text:list text:style-name="L4">
              <text:list-item>
                <text:p text:style-name="P5">Coding</text:p>
              </text:list-item>
            </text:list>
            <text:list text:style-name="L4">
              <text:list-item>
                <text:p text:style-name="P5">Quality Assurance</text:p>
              </text:list-item>
            </text:list>
            <text:list text:style-name="L4">
              <text:list-item>
                <text:p text:style-name="P5">Process</text:p>
              </text:list-item>
            </text:list>
            <text:list text:style-name="L4">
              <text:list-item>
                <text:p text:style-name="P5">Integration</text:p>
              </text:list-item>
            </text:list>
            <text:list text:style-name="L4">
              <text:list-item>
                <text:p text:style-name="P5">Release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5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Plan</text:p>
          </draw:text-box>
        </draw:frame>
        <draw:frame presentation:style-name="pr10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Ideas for evaluation</text:p>
              </text:list-item>
            </text:list>
            <text:list text:style-name="L3">
              <text:list-item>
                <text:p text:style-name="P13">New features</text:p>
              </text:list-item>
            </text:list>
            <text:list text:style-name="L3">
              <text:list-item>
                <text:p text:style-name="P13">Bug fixes</text:p>
              </text:list-item>
            </text:list>
            <text:list text:style-name="L3">
              <text:list-item>
                <text:p text:style-name="P13">Enhancements (RFEs)</text:p>
              </text:list-item>
            </text:list>
            <text:list text:style-name="L3">
              <text:list-item>
                <text:p text:style-name="P10"><text:span text:style-name="T7"><text:s text:c="9"/>→</text:span><text:span text:style-name="T8"> </text:span><text:span text:style-name="T8">issue in bug tracking system</text:span></text:p>
              </text:list-item>
            </text:list>
            <text:list text:style-name="L3">
              <text:list-item>
                <text:p text:style-name="P10"><text:span text:style-name="T8"><text:a xlink:href="http://specs.openoffice.org/servlets/ProjectIssues">IssueZilla</text:a></text:span><text:span text:style-name="T8"> ID (#i67898#)</text:span></text:p>
              </text:list-item>
            </text:list>
            <text:list text:style-name="L3">
              <text:list-item>
                <text:p text:style-name="P8"><text:span text:style-name="T8"><text:a xlink:href="http://specs.openoffice.org/">Specification</text:a></text:span><text:span text:style-name="T8"> (description, design, strings)</text:span></text:p>
              </text:list-item>
            </text:list>
            <text:list text:style-name="L3">
              <text:list-item>
                <text:p text:style-name="P8"><text:span text:style-name="T8">Community can participate, bad organization</text:span></text:p>
              </text:list-item>
            </text:list>
            <text:list text:style-name="L3">
              <text:list-item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5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6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Code</text:p>
          </draw:text-box>
        </draw:frame>
        <draw:frame presentation:style-name="pr11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<text:span text:style-name="T9">Child WorkSpace</text:span><text:span text:style-name="T10"> is a playground for developers</text:span></text:p>
              </text:list-item>
            </text:list>
            <text:list text:style-name="L3">
              <text:list-item>
                <text:p text:style-name="P13"><text:span text:style-name="T10"><text:a xlink:href="http://eis.services.openoffice.org/EIS2/servlet/Logon">EIS</text:a></text:span></text:p>
              </text:list-item>
            </text:list>
            <text:list text:style-name="L4">
              <text:list-item>
                <text:list>
                  <text:list-item>
                    <text:p text:style-name="P15">Plan CWS (CWS in state <text:span text:style-name="T11">Planned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Create CWS (mail to [cws-announce] mailing list, <text:span text:style-name="T11">New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Add tasks/issues to it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0">Fix/implement issue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Commit to CWS (with commit message #i67898#: comment)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0">EI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Work is done (CWS is marked as </text:span><text:span text:style-name="T12">Ready for QA</text:span><text:span text:style-name="T13">)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3">Community is getting used to CWS, EIS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6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7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Quality</text:p>
          </draw:text-box>
        </draw:frame>
        <draw:frame presentation:style-name="pr12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Who should be QA?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4">QA by community member (non-Sun) is not that oft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The exception being in modules config_office and l10n</text:p>
                  </text:list-item>
                </text:list>
              </text:list-item>
            </text:list>
            <text:list text:style-name="L3">
              <text:list-item>
                <text:p text:style-name="P13">Verify the changes done by developer</text:p>
              </text:list-item>
            </text:list>
            <text:list text:style-name="L4">
              <text:list-item>
                <text:list>
                  <text:list-item>
                    <text:p text:style-name="P15">What should be tested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What tests should be performed?</text:p>
                  </text:list-item>
                </text:list>
              </text:list-item>
            </text:list>
            <text:list text:style-name="L6">
              <text:list-item>
                <text:p text:style-name="P13">EIS</text:p>
              </text:list-item>
            </text:list>
            <text:list text:style-name="L4">
              <text:list-item>
                <text:list>
                  <text:list-item>
                    <text:p text:style-name="P15">Mark CWS as <text:span text:style-name="T11">Approved by QA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4"/></text:p>
              </text:list-item>
            </text:list>
            <text:list text:style-name="L6">
              <text:list-item>
                <text:p text:style-name="P13"><text:span text:style-name="T14">The result is: many QAed CWS waiting for decision.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7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8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Process</text:p>
          </draw:text-box>
        </draw:frame>
        <draw:frame presentation:style-name="pr13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What should go in and when?</text:p>
              </text:list-item>
            </text:list>
            <text:list text:style-name="L3">
              <text:list-item>
                <text:p text:style-name="P13">Difficult job</text:p>
              </text:list-item>
            </text:list>
            <text:list text:style-name="L3">
              <text:list-item>
                <text:list>
                  <text:list-item>
                    <text:p text:style-name="P16">Late integration can delay other 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Integration can reveal some hidden bugs</text:p>
                  </text:list-item>
                </text:list>
              </text:list-item>
            </text:list>
            <text:list text:style-name="L3">
              <text:list-item>
                <text:p text:style-name="P6">What is better?</text:p>
              </text:list-item>
            </text:list>
            <text:list text:style-name="L3">
              <text:list-item>
                <text:list>
                  <text:list-item>
                    <text:p text:style-name="P16">In typical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Close to the rele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OOO680 vs, SRC680</text:p>
                  </text:list-item>
                </text:list>
              </text:list-item>
            </text:list>
            <text:list text:style-name="L6">
              <text:list-item>
                <text:p text:style-name="P6">Community involvement</text:p>
              </text:list-item>
            </text:list>
            <text:list text:style-name="L6">
              <text:list-item>
                <text:list>
                  <text:list-item>
                    <text:p text:style-name="P16">Ratte decides ;-) Community not involve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Discuss stuff on IRC (lobbyism ;-), ask for no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8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9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Integration</text:p>
          </draw:text-box>
        </draw:frame>
        <draw:frame presentation:style-name="pr14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“Manual work”</text:p>
              </text:list-item>
            </text:list>
            <text:list text:style-name="L4">
              <text:list-item>
                <text:list>
                  <text:list-item>
                    <text:p text:style-name="P15">Merge all pieces togeth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Solve potential conflicts, keep things consist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CWS in the <text:span text:style-name="T11">Integrated</text:span> phase</text:p>
                  </text:list-item>
                </text:list>
              </text:list-item>
            </text:list>
            <text:list text:style-name="L6">
              <text:list-item>
                <text:p text:style-name="P13">Community</text:p>
              </text:list-item>
            </text:list>
            <text:list text:style-name="L4">
              <text:list-item>
                <text:list>
                  <text:list-item>
                    <text:p text:style-name="P15">No community participation – is it needed at all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Q for Sun RE team ;-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his part is hidden for community, perfectly working black bo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nor issues (configure.i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9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0" draw:style-name="dp3" draw:master-page-name="Bullet" presentation:presentation-page-layout-name="AL1T1">
        <draw:frame presentation:style-name="pr9" draw:text-style-name="P5" draw:layer="layout" svg:width="22.569cm" svg:height="2.748cm" svg:x="4.19cm" svg:y="1.699cm" presentation:class="title">
          <draw:text-box>
            <text:p text:style-name="P5">Integrated child workspaces in SRC680</text:p>
          </draw:text-box>
        </draw:frame>
        <draw:frame draw:style-name="standard" draw:layer="layout" svg:width="26.409cm" svg:height="15.092cm" svg:x="1.637cm" svg:y="4.6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982cm" svg:height="9.737cm" svg:x="3.14cm" svg:y="1.905cm" draw:page-number="10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1" draw:style-name="dp3" draw:master-page-name="Bullet" presentation:presentation-page-layout-name="AL1T1">
        <draw:frame presentation:style-name="pr9" draw:text-style-name="P6" draw:layer="layout" svg:width="22.569cm" svg:height="2.748cm" svg:x="4.19cm" svg:y="1.699cm" presentation:class="title">
          <draw:text-box>
            <text:p text:style-name="P6">The Release</text:p>
          </draw:text-box>
        </draw:frame>
        <draw:frame presentation:style-name="Bullet-outline1" draw:layer="layout" svg:width="22.911cm" svg:height="12.353cm" svg:x="4.178cm" svg:y="5.15cm" presentation:class="outline">
          <draw:text-box>
            <text:list text:style-name="L4">
              <text:list-item>
                <text:p text:style-name="P6">Milestones</text:p>
              </text:list-item>
            </text:list>
            <text:list text:style-name="L4">
              <text:list-item>
                <text:list>
                  <text:list-item>
                    <text:p text:style-name="P18">Bui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nnounce ([cws-announce] mailing lis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a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Upload</text:p>
                  </text:list-item>
                </text:list>
              </text:list-item>
            </text:list>
            <text:list text:style-name="L4">
              <text:list-item>
                <text:p text:style-name="P6">Community</text:p>
              </text:list-item>
            </text:list>
            <text:list text:style-name="L4">
              <text:list-item>
                <text:list>
                  <text:list-item>
                    <text:p text:style-name="P18">Another black bo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mmunity waiting for [cws-announce] mai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Q: can we make RSS feed out of this data in EIS? (<text:a xlink:href="http://qa.openoffice.org/issues/show_bug.cgi?id=54445">#i54445#</text:a>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1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2" draw:style-name="dp3" draw:master-page-name="Section_20_Break" presentation:presentation-page-layout-name="AL2T19">
        <draw:frame presentation:style-name="pr7" draw:text-style-name="P2" draw:layer="layout" svg:width="24.946cm" svg:height="3.43cm" svg:x="2.319cm" svg:y="8.776cm" presentation:class="title" presentation:user-transformed="true">
          <draw:text-box>
            <text:p text:style-name="P1">My build system (community RE)</text:p>
          </draw:text-box>
        </draw:frame>
        <presentation:notes draw:style-name="dp2">
          <draw:page-thumbnail draw:style-name="gr1" draw:layer="layout" svg:width="12.982cm" svg:height="9.737cm" svg:x="3.14cm" svg:y="1.905cm" draw:page-number="12" presentation:class="page"/>
          <draw:frame presentation:style-name="pr8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3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My build system</text:p>
          </draw:text-box>
        </draw:frame>
        <draw:frame presentation:style-name="pr15" draw:text-style-name="P14" draw:layer="layout" svg:width="22.911cm" svg:height="12.354cm" svg:x="4.178cm" svg:y="5.15cm" presentation:class="outline" presentation:user-transformed="true">
          <draw:text-box>
            <text:list text:style-name="L3">
              <text:list-item>
                <text:p text:style-name="P13">Why?</text:p>
              </text:list-item>
            </text:list>
            <text:list text:style-name="L3">
              <text:list-item>
                <text:list>
                  <text:list-item>
                    <text:p text:style-name="P19">Sun only builds for several languages (Czech is not ther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Am I able to build this beast at all?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One script for all systems (many if and else ;-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Other teams want/need hel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Sun doesn't build on other systems/plat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Sun doesn't use configure, we have to test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My testing ar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3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4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process</text:p>
          </draw:text-box>
        </draw:frame>
        <draw:frame presentation:style-name="pr16" draw:text-style-name="P14" draw:layer="layout" svg:width="22.911cm" svg:height="12.869cm" svg:x="4.178cm" svg:y="5.15cm" presentation:class="outline" presentation:user-transformed="true">
          <draw:text-box>
            <text:list text:style-name="L3">
              <text:list-item>
                <text:p text:style-name="P13">Announcement</text:p>
              </text:list-item>
            </text:list>
            <text:list text:style-name="L3">
              <text:list-item>
                <text:list>
                  <text:list-item>
                    <text:p text:style-name="P19">Mail in [cws-announce] is the beginn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Sometimes I even test not-yet-ready milestone ta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a xlink:href="http://go-oo.org/planet/">OOoPlanet</text:a> entry about new milestone, IRC topic chan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Q: can we make RSS feed out of this data in EIS? ;-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Preparation</text:p>
              </text:list-item>
            </text:list>
            <text:list text:style-name="L7">
              <text:list-item>
                <text:list>
                  <text:list-item>
                    <text:p text:style-name="P21">Update of the source tree, pack tarball, update patch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Clean integrated stuf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Check integrated child workspac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Start Build-0 for en-US and cs (ccache) on GNU/Linux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POT files generated, upload them update translation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More information about translation-related parts in Adam's presentation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Sync my tree to ftp.linux.c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4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5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The process II</text:p>
          </draw:text-box>
        </draw:frame>
        <draw:frame presentation:style-name="pr17" draw:text-style-name="P14" draw:layer="layout" svg:width="22.911cm" svg:height="12.354cm" svg:x="4.178cm" svg:y="5.15cm" presentation:class="outline" presentation:user-transformed="true">
          <draw:text-box>
            <text:list text:style-name="L4">
              <text:list-item>
                <text:p text:style-name="P6">Build</text:p>
              </text:list-item>
            </text:list>
            <text:list text:style-name="L4">
              <text:list-item>
                <text:list>
                  <text:list-item>
                    <text:p text:style-name="P22">GNU/Linux fir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Microsoft 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Mac OS 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(Solaris/SPAR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Solaris/x86 still missing</text:p>
                  </text:list-item>
                </text:list>
              </text:list-item>
            </text:list>
            <text:list text:style-name="L4">
              <text:list-item>
                <text:p text:style-name="P6">Simple tests</text:p>
              </text:list-item>
            </text:list>
            <text:list text:style-name="L4">
              <text:list-item>
                <text:p text:style-name="P6">Upload (with build logs)</text:p>
              </text:list-item>
            </text:list>
            <text:list text:style-name="L4">
              <text:list-item>
                <text:p text:style-name="P6">Another work (CWS, testing, new stuff)</text:p>
              </text:list-item>
            </text:list>
            <text:list text:style-name="L4">
              <text:list-item>
                <text:list>
                  <text:list-item>
                    <text:p text:style-name="P22">Q: Are you able to follow more milestones a week without affecting your other work? I can'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5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6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Some statistics</text:p>
          </draw:text-box>
        </draw:frame>
        <draw:frame presentation:style-name="pr18" draw:text-style-name="P14" draw:layer="layout" svg:width="22.911cm" svg:height="12.354cm" svg:x="4.178cm" svg:y="5.15cm" presentation:class="outline" presentation:user-transformed="true">
          <draw:text-box>
            <text:list text:style-name="L4">
              <text:list-item>
                <text:p text:style-name="P6">GNU/Linux and Windows machine:</text:p>
              </text:list-item>
            </text:list>
            <text:list text:style-name="L4">
              <text:list-item>
                <text:list>
                  <text:list-item>
                    <text:p text:style-name="P22">Pentium IV, 2.8 Ghz, 800 MHz <text:s/>FS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1G 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SUSE Linux 9.0, Windows 2003 server</text:p>
                  </text:list-item>
                </text:list>
              </text:list-item>
            </text:list>
            <text:list text:style-name="L4">
              <text:list-item>
                <text:p text:style-name="P6">34 languages (full build)</text:p>
              </text:list-item>
            </text:list>
            <text:list text:style-name="L4">
              <text:list-item>
                <text:list>
                  <text:list-item>
                    <text:p text:style-name="P22">Windows: 30 hou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GNU/Linux: 15 hours, 10 hours with ccache</text:p>
                  </text:list-item>
                </text:list>
              </text:list-item>
            </text:list>
            <text:list text:style-name="L4">
              <text:list-item>
                <text:p text:style-name="P6">en-US only</text:p>
              </text:list-item>
            </text:list>
            <text:list text:style-name="L4">
              <text:list-item>
                <text:list>
                  <text:list-item>
                    <text:p text:style-name="P22">Windows: 15 hou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GNU/Linux: 2 hours 15 minutes (with ccach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6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7" draw:style-name="dp3" draw:master-page-name="Section_20_Break" presentation:presentation-page-layout-name="AL2T19">
        <draw:frame presentation:style-name="pr7" draw:text-style-name="P2" draw:layer="layout" svg:width="24.946cm" svg:height="3.43cm" svg:x="2.319cm" svg:y="8.776cm" presentation:class="title" presentation:user-transformed="true">
          <draw:text-box>
            <text:p text:style-name="P1">What can we do better</text:p>
          </draw:text-box>
        </draw:frame>
        <presentation:notes draw:style-name="dp2">
          <draw:page-thumbnail draw:style-name="gr1" draw:layer="layout" svg:width="12.982cm" svg:height="9.737cm" svg:x="3.14cm" svg:y="1.905cm" draw:page-number="17" presentation:class="page"/>
          <draw:frame presentation:style-name="pr19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ullet" presentation:presentation-page-layout-name="AL1T1">
        <draw:frame presentation:style-name="pr9" draw:text-style-name="P6" draw:layer="layout" svg:width="22.569cm" svg:height="2.748cm" svg:x="4.19cm" svg:y="1.699cm" presentation:class="title">
          <draw:text-box>
            <text:p text:style-name="P6">Potential problems</text:p>
          </draw:text-box>
        </draw:frame>
        <draw:frame presentation:style-name="Bullet-outline1" draw:layer="layout" svg:width="22.911cm" svg:height="12.353cm" svg:x="4.178cm" svg:y="5.15cm" presentation:class="outline">
          <draw:text-box>
            <text:list text:style-name="L4">
              <text:list-item>
                <text:p text:style-name="P6">Not regenerated configure</text:p>
              </text:list-item>
            </text:list>
            <text:list text:style-name="L4">
              <text:list-item>
                <text:list>
                  <text:list-item>
                    <text:p text:style-name="P22">I have to create one myself (on GNU/Linux only, I can't run autoconf on all system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Add it to the build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Sync and start the build aga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Can tinderbox build help?</text:p>
                  </text:list-item>
                </text:list>
              </text:list-item>
            </text:list>
            <text:list text:style-name="L4">
              <text:list-item>
                <text:p text:style-name="P6">Moving tags</text:p>
              </text:list-item>
            </text:list>
            <text:list text:style-name="L4">
              <text:list-item>
                <text:list>
                  <text:list-item>
                    <text:p text:style-name="P22">Regenerate source tarbal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Re-syn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Sometimes not announc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On SRX645, we received 3 announces for m57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Effective method of solving potential problems (P1 build issues)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8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9" draw:style-name="dp3" draw:master-page-name="Bullet" presentation:presentation-page-layout-name="AL1T1">
        <draw:frame presentation:style-name="pr9" draw:text-style-name="P6" draw:layer="layout" svg:width="22.569cm" svg:height="2.748cm" svg:x="4.19cm" svg:y="1.699cm" presentation:class="title">
          <draw:text-box>
            <text:p text:style-name="P6">P1 build issues</text:p>
          </draw:text-box>
        </draw:frame>
        <draw:frame presentation:style-name="Bullet-outline1" draw:layer="layout" svg:width="22.911cm" svg:height="12.353cm" svg:x="4.178cm" svg:y="5.15cm" presentation:class="outline">
          <draw:text-box>
            <text:list text:style-name="L4">
              <text:list-item>
                <text:p text:style-name="P6"><text:span text:style-name="T11">Simple</text:span> problems</text:p>
              </text:list-item>
            </text:list>
            <text:list text:style-name="L4">
              <text:list-item>
                <text:p text:style-name="P6">How to effectively solve them?</text:p>
              </text:list-item>
            </text:list>
            <text:list text:style-name="L4">
              <text:list-item>
                <text:p text:style-name="P6">Current process</text:p>
              </text:list-item>
            </text:list>
            <text:list text:style-name="L4">
              <text:list-item>
                <text:list>
                  <text:list-item>
                    <text:p text:style-name="P22">file P1 issue in IZ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mail rt, CC: the main actor</text:p>
                  </text:list-item>
                </text:list>
              </text:list-item>
            </text:list>
            <text:list text:style-name="L4">
              <text:list-item>
                <text:p text:style-name="P6">Is there a better way?</text:p>
              </text:list-item>
            </text:list>
            <text:list text:style-name="L4">
              <text:list-item>
                <text:list>
                  <text:list-item>
                    <text:p text:style-name="P22">Milestones on Saturday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Tag milestones earlier before announcement so we can pre-test 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Q: this has been changed recently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9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20" draw:style-name="dp3" draw:master-page-name="Bullet" presentation:presentation-page-layout-name="AL1T1">
        <draw:frame presentation:style-name="pr9" draw:text-style-name="P6" draw:layer="layout" svg:width="22.569cm" svg:height="2.748cm" svg:x="4.19cm" svg:y="1.699cm" presentation:class="title" presentation:user-transformed="true">
          <draw:text-box>
            <text:p text:style-name="P6">Builds produced by Sun RE</text:p>
          </draw:text-box>
        </draw:frame>
        <draw:frame presentation:style-name="Bullet-outline1" draw:layer="layout" svg:width="22.911cm" svg:height="12.353cm" svg:x="4.178cm" svg:y="5.15cm" presentation:class="outline" presentation:user-transformed="true">
          <draw:text-box>
            <text:list text:style-name="L4">
              <text:list-item>
                <text:p text:style-name="P6">Sun is using distributed build system</text:p>
              </text:list-item>
            </text:list>
            <text:list text:style-name="L4">
              <text:list-item>
                <text:list>
                  <text:list-item>
                    <text:p text:style-name="P22">fast builds for their develop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reusing the results of previous builds</text:p>
                  </text:list-item>
                </text:list>
              </text:list-item>
            </text:list>
            <text:list text:style-name="L4">
              <text:list-item>
                <text:p text:style-name="P6">Problems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0" presentation:class="page"/>
          <draw:frame presentation:style-name="pr6" draw:text-style-name="P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21" draw:style-name="dp3" draw:master-page-name="Section_20_Break" presentation:presentation-page-layout-name="AL2T19">
        <draw:frame presentation:style-name="pr7" draw:text-style-name="P2" draw:layer="layout" svg:width="24.946cm" svg:height="3.43cm" svg:x="2.319cm" svg:y="8.776cm" presentation:class="title" presentation:user-transformed="true">
          <draw:text-box>
            <text:p text:style-name="P1">Questions, discussion</text:p>
          </draw:text-box>
        </draw:frame>
        <presentation:notes draw:style-name="dp2">
          <draw:page-thumbnail draw:style-name="gr1" draw:layer="layout" svg:width="12.982cm" svg:height="9.737cm" svg:x="3.14cm" svg:y="1.905cm" draw:page-number="21" presentation:class="page"/>
          <draw:frame presentation:style-name="pr19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ullet" presentation:presentation-page-layout-name="AL1T1">
        <draw:frame presentation:style-name="pr4" draw:text-style-name="P7" draw:layer="layout" svg:width="22.569cm" svg:height="2.748cm" svg:x="4.19cm" svg:y="1.699cm" presentation:class="title" presentation:user-transformed="true">
          <draw:text-box>
            <text:p text:style-name="P6">About Pavel Janík <text:a xlink:href="http://blog.janik.cz/">http://blog.janik.cz/</text:a></text:p>
          </draw:text-box>
        </draw:frame>
        <draw:frame presentation:style-name="pr20" draw:text-style-name="P14" draw:layer="layout" svg:width="22.911cm" svg:height="13.094cm" svg:x="4.178cm" svg:y="5.15cm" presentation:class="outline" presentation:user-transformed="true">
          <draw:text-box>
            <text:list text:style-name="L3">
              <text:list-item>
                <text:p text:style-name="P13">Free software</text:p>
              </text:list-item>
            </text:list>
            <text:list text:style-name="L3">
              <text:list-item>
                <text:list>
                  <text:list-item>
                    <text:p text:style-name="P19">GNU project member, Emacs developer (in the past)</text:p>
                  </text:list-item>
                </text:list>
              </text:list-item>
            </text:list>
            <text:list text:style-name="L3">
              <text:list-item>
                <text:p text:style-name="P13">OpenOffice.org</text:p>
              </text:list-item>
            </text:list>
            <text:list text:style-name="L3">
              <text:list-item>
                <text:list>
                  <text:list-item>
                    <text:p text:style-name="P19">member of Community Council, ES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co-lead L10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lead CS Native-Lang 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regular builder (32 languages)</text:p>
                  </text:list-item>
                </text:list>
              </text:list-item>
            </text:list>
            <text:list text:style-name="L3">
              <text:list-item>
                <text:p text:style-name="P13">Other life</text:p>
              </text:list-item>
            </text:list>
            <text:list text:style-name="L3">
              <text:list-item>
                <text:list>
                  <text:list-item>
                    <text:p text:style-name="P19">independent consult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large enterpri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government and public companies and institutions in CZ and EU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2" presentation:class="page"/>
          <draw:frame presentation:style-name="pr21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203cm" draw:marker-start-center="false" draw:marker-end-width="0.203cm" draw:marker-end-center="false" draw:fill="solid" draw:fill-color="#cccccd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3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5a5a5f" fo:font-size="100%"/>
          </text:list-level-style-bullet>
          <text:list-level-style-bullet text:level="2" text:bullet-char="•">
            <style:list-level-properties text:space-before="0.635cm" text:min-label-width="0.635cm"/>
            <style:text-properties fo:font-family="Arial" style:font-pitch="variable" fo:color="#5a5a5f" fo:font-size="80%"/>
          </text:list-level-style-bullet>
          <text:list-level-style-bullet text:level="3" text:bullet-char="–">
            <style:list-level-properties text:space-before="1.106cm" text:min-label-width="0.494cm"/>
            <style:text-properties fo:font-family="Arial" style:font-pitch="variable" fo:color="#5a5a5f" fo:font-size="100%"/>
          </text:list-level-style-bullet>
          <text:list-level-style-bullet text:level="4" text:bullet-char="–">
            <style:list-level-properties text:space-before="1.918cm" text:min-label-width="0.467cm"/>
            <style:text-properties fo:font-family="Arial" style:font-pitch="variable" fo:color="#5a5a5f" fo:font-size="100%"/>
          </text:list-level-style-bullet>
          <text:list-level-style-bullet text:level="5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6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7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8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none" style:country-asian="none" style:font-style-asian="normal" style:font-weight-asian="normal" style:font-family-complex="Tahoma" style:font-pitch-complex="variable" style:font-size-complex="28pt" style:language-complex="none" style:country-complex="none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1.27cm" fo:margin-right="0cm" fo:margin-top="0cm" fo:margin-bottom="0cm" fo:line-height="125%" fo:text-align="start" text:enable-numbering="true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none" style:country-asian="none" style:font-style-asian="normal" style:font-weight-asian="normal" style:font-family-complex="Tahoma" style:font-pitch-complex="variable" style:font-size-complex="20pt" style:language-complex="none" style:country-complex="none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1.905cm" fo:margin-right="0cm" fo:margin-top="0cm" fo:margin-bottom="0cm" fo:line-height="125%" fo:text-align="start" text:enable-numbering="true" fo:text-indent="-0.635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3.81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5.08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7.62cm" fo:margin-right="0cm" fo:margin-top="0cm" fo:margin-bottom="0cm" fo:line-height="125%" fo:text-align="start" text:enable-numbering="tru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•">
            <style:text-properties fo:font-family="Arial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5a5a5f" fo:font-size="100%"/>
          </text:list-level-style-bullet>
          <text:list-level-style-bullet text:level="2" text:bullet-char="•">
            <style:list-level-properties text:space-before="0.33cm" text:min-label-width="0.459cm"/>
            <style:text-properties fo:font-family="Arial" style:font-pitch="variable" fo:color="#5a5a5f" fo:font-size="80%"/>
          </text:list-level-style-bullet>
          <text:list-level-style-bullet text:level="3" text:bullet-char="–">
            <style:list-level-properties text:space-before="1.106cm" text:min-label-width="0.494cm"/>
            <style:text-properties fo:font-family="Arial" style:font-pitch="variable" fo:color="#5a5a5f" fo:font-size="100%"/>
          </text:list-level-style-bullet>
          <text:list-level-style-bullet text:level="4" text:bullet-char="–">
            <style:list-level-properties text:space-before="1.918cm" text:min-label-width="0.467cm"/>
            <style:text-properties fo:font-family="Arial" style:font-pitch="variable" fo:color="#5a5a5f" fo:font-size="100%"/>
          </text:list-level-style-bullet>
          <text:list-level-style-bullet text:level="5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6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7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8" text:bullet-char="»">
            <style:list-level-properties text:space-before="2.703cm" text:min-label-width="0.317cm"/>
            <style:text-properties fo:font-family="Arial" style:font-pitch="variable" fo:color="#5a5a5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bold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0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Title-outline3" style:family="presentation" style:parent-style-name="Title-outline2">
      <style:paragraph-properties fo:margin-left="0cm" fo:margin-right="0cm" fo:margin-top="0.141cm" fo:margin-bottom="0cm" fo:line-height="107%" fo:text-align="start" text:enable-numbering="fals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6pt" style:font-size-complex="16pt" style:font-relief="none"/>
    </style:style>
    <style:style style:name="Title-outline4" style:family="presentation" style:parent-style-name="Title-outline3">
      <style:paragraph-properties fo:margin-left="0cm" fo:margin-right="0cm" fo:margin-top="0.123cm" fo:margin-bottom="0cm" fo:line-height="107%" fo:text-align="start" text:enable-numbering="false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-outline5" style:family="presentation" style:parent-style-name="Title-outline4">
      <style:paragraph-properties fo:margin-left="0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6" style:family="presentation" style:parent-style-name="Title-outline5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7" style:family="presentation" style:parent-style-name="Title-outline6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8" style:family="presentation" style:parent-style-name="Title-outline7">
      <style:paragraph-properties fo:margin-left="3.0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9" style:family="presentation" style:parent-style-name="Title-outline8">
      <style:paragraph-properties fo:margin-left="0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Log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og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og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-backgroundobjects" style:family="presentation">
      <style:graphic-properties draw:shadow="hidden" draw:shadow-offset-x="0.3cm" draw:shadow-offset-y="0.3cm" draw:shadow-color="#808080"/>
    </style:style>
    <style:style style:name="Log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Log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7%" fo:text-align="start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ogo-outline2" style:family="presentation" style:parent-style-name="Logo-outline1">
      <style:paragraph-properties fo:margin-left="2.063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-outline3" style:family="presentation" style:parent-style-name="Logo-outline2">
      <style:paragraph-properties fo:margin-left="3.175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-outline4" style:family="presentation" style:parent-style-name="Logo-outline3">
      <style:paragraph-properties fo:margin-left="4.44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-outline5" style:family="presentation" style:parent-style-name="Logo-outline4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-outline6" style:family="presentation" style:parent-style-name="Logo-outline5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-outline7" style:family="presentation" style:parent-style-name="Logo-outline6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-outline8" style:family="presentation" style:parent-style-name="Logo-outline7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-outline9" style:family="presentation" style:parent-style-name="Logo-outline8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Section_20_Break-title" style:display-name="Section Break-title" style:family="presentation">
      <style:graphic-properties draw:stroke="none" draw:fill="none" draw:textarea-horizontal-align="right" draw:textarea-vertical-align="middle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8pt" style:font-style-asian="normal" style:font-weight-asian="normal" style:font-family-complex="Tahoma" style:font-pitch-complex="variable" style:font-size-complex="38pt" style:font-style-complex="normal" style:font-weight-complex="normal" style:font-relief="none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background" style:display-name="Section Break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Section_20_Break-backgroundobjects" style:display-name="Section Break-backgroundobjects" style:family="presentation">
      <style:graphic-properties draw:shadow="hidden" draw:shadow-offset-x="0.3cm" draw:shadow-offset-y="0.3cm" draw:shadow-color="#808080"/>
    </style:style>
    <style:style style:name="Section_20_Break-notes" style:display-name="Section Break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16000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16000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16000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16000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16000c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000c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ection_20_Break-outline1" style:display-name="Section Break-outline1" style:family="presentation">
      <style:graphic-properties draw:stroke="none" draw:fill="none">
        <text:list-style>
          <text:list-level-style-bullet text:level="1" text:bullet-char="•">
            <style:list-level-properties text:space-before="0.051cm" text:min-label-width="0.889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658cm" fo:margin-bottom="0cm" fo:line-height="107%" fo:text-align="end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a5a5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outline2" style:display-name="Section Break-outline2" style:family="presentation" style:parent-style-name="Section_20_Break-outline1">
      <style:paragraph-properties fo:margin-left="2.063cm" fo:margin-right="0cm" fo:margin-top="0.246cm" fo:margin-bottom="0cm" fo:line-height="107%" fo:text-align="end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a5a5f" style:text-line-through-style="none" style:text-position="0% 100%" fo:font-family="Arial" style:font-pitch="variable" fo:font-size="20pt" fo:font-style="normal" fo:text-shadow="none" style:text-underline-style="none" fo:font-weight="normal" style:font-size-asian="28pt" style:font-size-complex="28pt" style:font-relief="none"/>
    </style:style>
    <style:style style:name="Section_20_Break-outline3" style:display-name="Section Break-outline3" style:family="presentation" style:parent-style-name="Section_20_Break-outline2">
      <style:paragraph-properties fo:margin-left="3.175cm" fo:margin-right="0cm" fo:margin-top="0.211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a5a5f" style:text-line-through-style="none" style:text-position="0% 100%" fo:font-family="Arial" style:font-pitch="variable" fo:font-size="16pt" fo:font-style="normal" fo:text-shadow="none" style:text-underline-style="none" fo:font-weight="normal" style:font-size-asian="24pt" style:font-size-complex="24pt" style:font-relief="none"/>
    </style:style>
    <style:style style:name="Section_20_Break-outline4" style:display-name="Section Break-outline4" style:family="presentation" style:parent-style-name="Section_20_Break-outline3">
      <style:paragraph-properties fo:margin-left="4.44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Section_20_Break-outline5" style:display-name="Section Break-outline5" style:family="presentation" style:parent-style-name="Section_20_Break-outline4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6" style:display-name="Section Break-outline6" style:family="presentation" style:parent-style-name="Section_20_Break-outline5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7" style:display-name="Section Break-outline7" style:family="presentation" style:parent-style-name="Section_20_Break-outline6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8" style:display-name="Section Break-outline8" style:family="presentation" style:parent-style-name="Section_20_Break-outline7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9" style:display-name="Section Break-outline9" style:family="presentation" style:parent-style-name="Section_20_Break-outline8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isclaimer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pitch="variable" fo:color="#5a586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7cm" fo:min-width="0cm" fo:padding-top="0.13cm" fo:padding-bottom="0.13cm" fo:padding-left="0.25cm" fo:padding-right="0.25cm" draw:shadow="hidden" draw:shadow-color="#6b6b6b"/>
    </style:style>
    <style:style style:name="gr2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gr3" style:family="graphic" style:parent-style-name="standard">
      <style:graphic-properties draw:stroke="none" draw:fill="solid" draw:fill-color="#cccccd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609cm" fo:min-width="0cm" fo:padding-top="0.13cm" fo:padding-bottom="0.13cm" fo:padding-left="0.25cm" fo:padding-right="0.25cm" draw:shadow="hidden" draw:shadow-color="#6b6b6b"/>
    </style:style>
    <style:style style:name="gr5" style:family="graphic" style:parent-style-name="standard">
      <style:graphic-properties draw:stroke="none" draw:fill="solid" draw:fill-color="#3c3c41" draw:textarea-horizontal-align="center" draw:textarea-vertical-align="middle" draw:shadow="hidden" draw:shadow-color="#6b6b6b"/>
    </style:style>
    <style:style style:name="gr6" style:family="graphic" style:parent-style-name="standard">
      <style:graphic-properties draw:stroke="none" draw:fill="solid" draw:fill-color="#3c3c41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23cm" fo:min-width="0cm" fo:padding-top="0.13cm" fo:padding-bottom="0.13cm" fo:padding-left="0.25cm" fo:padding-right="0.25cm" draw:shadow="hidden" draw:shadow-color="#6b6b6b"/>
    </style:style>
    <style:style style:name="gr15" style:family="graphic" style:parent-style-name="standard">
      <style:graphic-properties draw:stroke="none" draw:fill="solid" draw:fill-color="#3c3c41" draw:textarea-horizontal-align="center" draw:textarea-vertical-align="middle" draw:shadow="hidden" draw:shadow-color="#808080"/>
    </style:style>
    <style:style style:name="gr16" style:family="graphic" style:parent-style-name="standard">
      <style:graphic-properties draw:stroke="none" draw:fill="solid" draw:fill-color="#cccccd" draw:textarea-horizontal-align="center" draw:textarea-vertical-align="middle" draw:shadow="hidden" draw:shadow-color="#808080"/>
    </style:style>
    <style:style style:name="gr17" style:family="graphic" style:parent-style-name="standard">
      <style:graphic-properties draw:stroke="none" draw:fill="solid" draw:fill-color="#5a5a5f" draw:textarea-horizontal-align="center" draw:textarea-vertical-align="middle" draw:shadow="hidden" draw:shadow-color="#808080"/>
    </style:style>
    <style:style style:name="pr1" style:family="presentation" style:parent-style-name="Bullet-title">
      <style:graphic-properties draw:fill-color="#ffffff" draw:auto-grow-height="false" fo:min-height="3.181cm"/>
    </style:style>
    <style:style style:name="pr2" style:family="presentation" style:parent-style-name="Bullet-outline1" style:list-style-name="L2">
      <style:graphic-properties draw:fill-color="#ffffff" draw:auto-grow-height="false" fo:min-height="12.001cm"/>
    </style:style>
    <style:style style:name="pr3" style:family="presentation" style:parent-style-name="Title-title">
      <style:graphic-properties draw:fill-color="#ffffff" draw:auto-grow-height="false" fo:min-height="3.181cm"/>
    </style:style>
    <style:style style:name="pr4" style:family="presentation" style:parent-style-name="Title-outline1">
      <style:graphic-properties draw:fill-color="#ffffff" draw:auto-grow-height="false" fo:min-height="12.001cm"/>
    </style:style>
    <style:style style:name="pr5" style:family="presentation" style:parent-style-name="Title-backgroundobjects">
      <style:graphic-properties svg:stroke-width="0.051cm" svg:stroke-color="#ffffff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pr6" style:family="presentation" style:parent-style-name="Logo-title">
      <style:graphic-properties draw:fill-color="#ffffff" draw:auto-grow-height="false" fo:min-height="3.181cm"/>
    </style:style>
    <style:style style:name="pr7" style:family="presentation" style:parent-style-name="Logo-outline1">
      <style:graphic-properties draw:fill-color="#ffffff" draw:auto-grow-height="false" fo:min-height="12.001cm"/>
    </style:style>
    <style:style style:name="pr8" style:family="presentation" style:parent-style-name="Section_20_Break-outline1">
      <style:graphic-properties draw:fill-color="#ffffff" draw:auto-grow-height="false" fo:min-height="12.001cm"/>
    </style:style>
    <style:style style:name="pr9" style:family="presentation" style:parent-style-name="Section_20_Break-title">
      <style:graphic-properties draw:fill-color="#ffffff" draw:auto-grow-height="false" fo:min-height="3.181cm"/>
    </style:style>
    <style:style style:name="pr10" style:family="presentation" style:parent-style-name="Disclaimer-outline1">
      <style:graphic-properties draw:fill-color="#ffffff" draw:auto-grow-height="false" fo:min-height="12.001cm"/>
    </style:style>
    <style:style style:name="pr11" style:family="presentation" style:parent-style-name="Disclaimer-title">
      <style:graphic-properties draw:fill-color="#ffffff" draw:auto-grow-height="false" fo:min-height="3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789cm" fo:margin-right="0cm" fo:text-indent="-0.459cm"/>
    </style:style>
    <style:style style:name="P3" style:family="paragraph">
      <style:paragraph-properties fo:margin-left="1.6cm" fo:margin-right="0cm" fo:text-indent="-0.494cm"/>
    </style:style>
    <style:style style:name="P4" style:family="paragraph">
      <style:paragraph-properties fo:margin-left="2.385cm" fo:margin-right="0cm" fo:text-indent="-0.467cm"/>
    </style:style>
    <style:style style:name="P5" style:family="paragraph">
      <style:paragraph-properties fo:margin-left="3.02cm" fo:margin-right="0cm" fo:text-indent="-0.317cm"/>
    </style:style>
    <style:style style:name="P6" style:family="paragraph">
      <style:paragraph-properties fo:margin-left="5.4cm" fo:margin-right="0cm" fo:text-indent="-0.6cm"/>
    </style:style>
    <style:style style:name="P7" style:family="paragraph">
      <style:paragraph-properties fo:margin-left="0cm" fo:margin-right="0cm" fo:line-height="107%" text:enable-numbering="false" fo:text-indent="0cm"/>
    </style:style>
    <style:style style:name="P8" style:family="paragraph">
      <style:paragraph-properties fo:margin-left="0cm" fo:margin-right="0cm" fo:line-height="107%" text:enable-numbering="false" fo:text-indent="0cm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 style:writing-mode="lr-tb"/>
    </style:style>
    <style:style style:name="P12" style:family="paragraph">
      <style:paragraph-properties fo:margin-left="0cm" fo:margin-right="0cm" fo:line-height="96%" fo:text-align="end" text:enable-numbering="false" fo:text-indent="0cm"/>
    </style:style>
    <style:style style:name="P13" style:family="paragraph">
      <style:paragraph-properties fo:margin-left="0cm" fo:margin-right="0cm" fo:line-height="96%" fo:text-align="end" text:enable-numbering="false" fo:text-indent="0cm" style:writing-mode="lr-tb"/>
      <style:text-properties fo:font-family="Arial" style:font-family-generic="swiss" style:font-pitch="variable" fo:font-size="24pt"/>
    </style:style>
    <style:style style:name="P14" style:family="paragraph">
      <style:paragraph-properties fo:text-align="center"/>
      <style:text-properties fo:color="#3c3c41"/>
    </style:style>
    <style:style style:name="P15" style:family="paragraph">
      <style:paragraph-properties fo:margin-left="0cm" fo:margin-right="0cm" fo:text-align="center" text:enable-numbering="false" fo:text-indent="0cm" style:writing-mode="lr-tb"/>
      <style:text-properties fo:color="#3c3c41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text-align="end" text:enable-numbering="false" fo:text-indent="0cm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2.063cm" fo:margin-right="0cm" fo:text-indent="-0.793cm"/>
    </style:style>
    <style:style style:name="P22" style:family="paragraph">
      <style:paragraph-properties fo:margin-left="3.175cm" fo:margin-right="0cm" fo:text-indent="-0.635cm"/>
    </style:style>
    <style:style style:name="P23" style:family="paragraph">
      <style:paragraph-properties fo:margin-left="4.445cm" fo:margin-right="0cm" fo:text-indent="-0.635cm"/>
    </style:style>
    <style:style style:name="P24" style:family="paragraph">
      <style:paragraph-properties fo:margin-left="5.715cm" fo:margin-right="0cm" fo:text-indent="-0.635cm"/>
    </style:style>
    <style:style style:name="P25" style:family="paragraph">
      <style:paragraph-properties fo:margin-left="0.94cm" fo:margin-right="0cm" fo:text-indent="-0.889cm"/>
    </style:style>
    <style:style style:name="T1" style:family="text">
      <style:text-properties fo:color="#6b6b6b" fo:font-family="Arial" style:font-pitch="variable" fo:font-size="9pt" style:font-size-asian="9pt" style:font-size-complex="9pt"/>
    </style:style>
    <style:style style:name="T2" style:family="text">
      <style:text-properties fo:color="#3d3c3c" style:text-position="1% 58%" fo:font-family="Arial" style:font-family-generic="swiss" style:font-pitch="variable" fo:font-size="13pt" fo:font-weight="bold" style:font-size-asian="13pt" style:font-size-complex="13pt"/>
    </style:style>
    <style:style style:name="T3" style:family="text">
      <style:text-properties fo:color="#3c3c41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5a5a5f" fo:font-family="Arial" style:font-pitch="variable" fo:font-size="10pt" style:font-size-asian="10pt" style:font-size-complex="10pt"/>
    </style:style>
    <text:list-style style:name="L1">
      <text:list-level-style-bullet text:level="1" text:bullet-char="•">
        <style:text-properties fo:font-family="Arial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51cm" text:min-label-width="0.889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pitch="variable" fo:color="#5a58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617cm" svg:height="6.799cm" svg:x="2.874cm" svg:y="3.022cm" draw:page-number="1"/>
      <draw:page-thumbnail draw:layer="backgroundobjects" svg:width="9.617cm" svg:height="6.799cm" svg:x="15.447cm" svg:y="3.022cm"/>
      <draw:page-thumbnail draw:layer="backgroundobjects" svg:width="9.617cm" svg:height="6.799cm" svg:x="2.874cm" svg:y="11.766cm"/>
      <draw:page-thumbnail draw:layer="backgroundobjects" svg:width="9.617cm" svg:height="6.799cm" svg:x="15.447cm" svg:y="11.766cm"/>
    </style:handout-master>
    <style:master-page style:name="Bullet" style:page-layout-name="PM1" draw:style-name="dp1">
      <draw:frame presentation:style-name="pr1" draw:text-style-name="P1" draw:layer="backgroundobjects" svg:width="22.569cm" svg:height="2.747cm" svg:x="4.19cm" svg:y="1.699cm" presentation:class="title">
        <draw:text-box>
          <text:p text:style-name="P1">Click to edit the title (32pt)</text:p>
        </draw:text-box>
      </draw:frame>
      <draw:frame presentation:style-name="pr2" draw:text-style-name="P1" draw:layer="backgroundobjects" svg:width="22.911cm" svg:height="12.353cm" svg:x="4.178cm" svg:y="5.15cm" presentation:class="outline">
        <draw:text-box>
          <text:list text:style-name="L2">
            <text:list-item>
              <text:p text:style-name="P1">Click to edit the outline first line (28pt-no bullet)</text:p>
            </text:list-item>
          </text:list>
          <text:list text:style-name="L2">
            <text:list-item>
              <text:list>
                <text:list-item>
                  <text:p text:style-name="P2">Second Outline Level (20pt)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3">Third Outline Level (16pt)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8" draw:layer="backgroundobjects" svg:width="17.487cm" svg:height="0.657cm" svg:x="3.912cm" svg:y="18.644cm">
        <draw:text-box>
          <text:p text:style-name="P7"><text:span text:style-name="T1">OooCon 2005, Koper/Capodistria, Slovenia</text:span></text:p>
        </draw:text-box>
      </draw:frame>
      <draw:g>
        <draw:rect draw:style-name="gr2" draw:text-style-name="P9" draw:layer="backgroundobjects" svg:width="3.085cm" svg:height="0.621cm" svg:x="0.991cm" svg:y="1.152cm">
          <text:p text:style-name="P1"/>
        </draw:rect>
        <draw:rect draw:style-name="gr3" draw:text-style-name="P11" draw:layer="backgroundobjects" svg:width="3.085cm" svg:height="0.621cm" svg:x="0.991cm" svg:y="1.152cm">
          <text:p text:style-name="P10"><text:s/></text:p>
        </draw:rect>
      </draw:g>
      <draw:frame draw:style-name="gr4" draw:text-style-name="P13" draw:layer="backgroundobjects" svg:width="1.156cm" svg:height="0.869cm" svg:x="2.169cm" svg:y="18.5cm">
        <draw:text-box>
          <text:p text:style-name="P12"><text:span text:style-name="T2"><text:page-number>&lt;číslo&gt;</text:page-number></text:span></text:p>
        </draw:text-box>
      </draw:frame>
      <draw:g>
        <draw:rect draw:style-name="gr5" draw:text-style-name="P14" draw:layer="backgroundobjects" svg:width="20.543cm" svg:height="0.621cm" svg:x="4.22cm" svg:y="1.152cm">
          <text:p text:style-name="P1"/>
        </draw:rect>
        <draw:rect draw:style-name="gr6" draw:text-style-name="P15" draw:layer="backgroundobjects" svg:width="20.543cm" svg:height="0.621cm" svg:x="4.22cm" svg:y="1.152cm">
          <text:p text:style-name="P10"><text:span text:style-name="T3"><text:s/></text:span></text:p>
        </draw:rect>
      </draw:g>
      <presentation:notes style:page-layout-name="PM2">
        <draw:rect draw:style-name="gr7" draw:text-style-name="P9" draw:layer="backgroundobjects" svg:width="19.4cm" svg:height="25.75cm" svg:x="0cm" svg:y="0cm">
          <text:p text:style-name="P1"/>
        </draw:rect>
        <draw:frame draw:style-name="gr8" draw:text-style-name="P16" draw:layer="backgroundobjects" svg:width="8.467cm" svg:height="1.27cm" svg:x="0cm" svg:y="0cm">
          <draw:text-box>
            <text:p text:style-name="P1"/>
          </draw:text-box>
        </draw:frame>
        <draw:frame draw:style-name="gr9" draw:text-style-name="P16" draw:layer="backgroundobjects" svg:width="8.466cm" svg:height="1.27cm" svg:x="11.007cm" svg:y="0cm">
          <draw:text-box>
            <text:p text:style-name="P1"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>
          <draw:text-box/>
        </draw:frame>
        <draw:frame draw:style-name="gr10" draw:text-style-name="P16" draw:layer="backgroundobjects" svg:width="8.467cm" svg:height="1.27cm" svg:x="0cm" svg:y="24.553cm">
          <draw:text-box>
            <text:p text:style-name="P1"/>
          </draw:text-box>
        </draw:frame>
        <draw:frame draw:style-name="gr11" draw:text-style-name="P16" draw:layer="backgroundobjects" svg:width="8.466cm" svg:height="1.27cm" svg:x="11.007cm" svg:y="24.553cm">
          <draw:text-box>
            <text:p text:style-name="P17"><text:span text:style-name="T4"><text:page-number>&lt;číslo&gt;</text:page-number></text:span></text:p>
          </draw:text-box>
        </draw:frame>
      </presentation:notes>
    </style:master-page>
    <style:master-page style:name="Title" style:page-layout-name="PM1" draw:style-name="dp1">
      <draw:frame draw:style-name="gr12" draw:text-style-name="P9" draw:layer="backgroundobjects" svg:width="9.778cm" svg:height="4.638cm" svg:x="1.37cm" svg:y="8.765cm">
        <draw:image xlink:href="Pictures/1000000000000358000001BC08027EAE.jpg" xlink:type="simple" xlink:show="embed" xlink:actuate="onLoad">
          <text:p text:style-name="P1"/>
        </draw:image>
      </draw:frame>
      <draw:frame draw:style-name="gr13" draw:text-style-name="P18" draw:layer="backgroundobjects" svg:width="16.975cm" svg:height="4.341cm" svg:x="11.355cm" svg:y="9.066cm">
        <draw:image xlink:href="Pictures/1000000000000649000001BCF7A774ED.jpg" xlink:type="simple" xlink:show="embed" xlink:actuate="onLoad">
          <text:p text:style-name="P1"/>
        </draw:image>
      </draw:frame>
      <draw:rect draw:style-name="gr5" draw:text-style-name="P9" draw:layer="backgroundobjects" svg:width="26.973cm" svg:height="7.704cm" svg:x="1.37cm" svg:y="1.378cm">
        <text:p text:style-name="P1"/>
      </draw:rect>
      <draw:frame draw:style-name="gr14" draw:text-style-name="P8" draw:layer="backgroundobjects" svg:width="6.189cm" svg:height="0.683cm" svg:x="3.93cm" svg:y="12.516cm">
        <draw:text-box>
          <text:p text:style-name="P7"><text:span text:style-name="T5">September 29, 2005</text:span></text:p>
        </draw:text-box>
      </draw:frame>
      <draw:frame presentation:style-name="pr3" draw:text-style-name="P1" draw:layer="backgroundobjects" svg:width="24.26cm" svg:height="4.227cm" svg:x="3.878cm" svg:y="3.777cm" presentation:class="title">
        <draw:text-box>
          <text:p text:style-name="P1">Click to enter the title (44pt)<text:line-break/>Second line or subtitle (22pt)</text:p>
        </draw:text-box>
      </draw:frame>
      <draw:frame presentation:style-name="pr4" draw:text-style-name="P19" draw:layer="backgroundobjects" svg:width="6.588cm" svg:height="2.888cm" svg:x="3.874cm" svg:y="9.46cm" presentation:class="outline">
        <draw:text-box>
          <text:list text:style-name="L2">
            <text:list-item>
              <text:p text:style-name="P1">Presenter Name (16pt)</text:p>
            </text:list-item>
          </text:list>
          <text:list text:style-name="L2">
            <text:list-item>
              <text:list>
                <text:list-item>
                  <text:p text:style-name="P2">Presenter Title (14pt)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2">Company/email (14pt)</text:p>
                </text:list-item>
              </text:list>
            </text:list-item>
          </text:list>
        </draw:text-box>
      </draw:frame>
      <draw:line presentation:style-name="pr5" draw:text-style-name="P9" draw:layer="backgroundobjects" svg:x1="28.345cm" svg:y1="1.042cm" svg:x2="28.345cm" svg:y2="14.183cm">
        <text:p text:style-name="P1"/>
      </draw:line>
      <presentation:notes style:page-layout-name="PM2">
        <draw:rect draw:style-name="gr7" draw:text-style-name="P9" draw:layer="backgroundobjects" svg:width="19.4cm" svg:height="25.75cm" svg:x="0cm" svg:y="0cm">
          <text:p text:style-name="P1"/>
        </draw:rect>
        <draw:page-thumbnail presentation:style-name="Title-title" draw:layer="backgroundobjects" svg:width="12.982cm" svg:height="9.737cm" svg:x="3.14cm" svg:y="1.905cm" presentation:class="page"/>
        <draw:frame presentation:style-name="Titl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Logo" style:page-layout-name="PM1" draw:style-name="dp2">
      <draw:frame draw:style-name="gr12" draw:text-style-name="P9" draw:layer="backgroundobjects" svg:width="14.203cm" svg:height="3.275cm" svg:x="7.867cm" svg:y="8.336cm">
        <draw:image xlink:href="Pictures/10000000000001E40000007ADF675259.jpg" xlink:type="simple" xlink:show="embed" xlink:actuate="onLoad">
          <text:p text:style-name="P1"/>
        </draw:image>
      </draw:frame>
      <draw:frame presentation:style-name="pr6" draw:text-style-name="P1" draw:layer="backgroundobjects" svg:width="23.669cm" svg:height="3.175cm" svg:x="3.027cm" svg:y="2.569cm" presentation:class="title">
        <draw:text-box>
          <text:p text:style-name="P1">Click to edit the title text format</text:p>
        </draw:text-box>
      </draw:frame>
      <draw:frame presentation:style-name="pr7" draw:text-style-name="P19" draw:layer="backgroundobjects" svg:width="8.893cm" svg:height="4.005cm" svg:x="0.991cm" svg:y="15.677cm" presentation:class="outline">
        <draw:text-box>
          <text:list text:style-name="L5">
            <text:list-item>
              <text:p text:style-name="P20">Click to edit the outline text format</text:p>
            </text:list-item>
          </text:list>
          <text:list text:style-name="L5">
            <text:list-item>
              <text:list>
                <text:list-item>
                  <text:p text:style-name="P21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\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7" draw:text-style-name="P9" draw:layer="backgroundobjects" svg:width="19.4cm" svg:height="25.75cm" svg:x="0cm" svg:y="0cm">
          <text:p text:style-name="P1"/>
        </draw:rect>
        <draw:page-thumbnail presentation:style-name="Logo-title" draw:layer="backgroundobjects" svg:width="12.982cm" svg:height="9.737cm" svg:x="3.14cm" svg:y="1.905cm" presentation:class="page"/>
        <draw:frame presentation:style-name="Logo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Section_20_Break" style:display-name="Section Break" style:page-layout-name="PM1" draw:style-name="dp1">
      <draw:frame presentation:style-name="pr8" draw:text-style-name="P19" draw:layer="backgroundobjects" svg:width="14.041cm" svg:height="6.023cm" svg:x="13.964cm" svg:y="13.804cm" presentation:class="outline">
        <draw:text-box>
          <text:list text:style-name="L6">
            <text:list-item>
              <text:p text:style-name="P25">There should be no bullets on this slide</text:p>
            </text:list-item>
          </text:list>
          <text:list text:style-name="L6">
            <text:list-item>
              <text:list>
                <text:list-item>
                  <text:p text:style-name="P21">There should be no bullets on this slid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2">There should be no bullets on this slide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There should be no bullets on this sli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There should be no bullets on this sli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There should be no bullets on this slid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There should be no bullets on this slid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There should be no bullets on this slid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gr15" draw:text-style-name="P9" draw:layer="backgroundobjects" svg:width="26.799cm" svg:height="18.212cm" svg:x="1.482cm" svg:y="1.356cm">
        <text:p text:style-name="P1"/>
      </draw:rect>
      <draw:frame presentation:style-name="pr9" draw:text-style-name="P1" draw:layer="backgroundobjects" svg:width="24.946cm" svg:height="3.17cm" svg:x="1.991cm" svg:y="8.906cm" presentation:class="title">
        <draw:text-box>
          <text:p text:style-name="P1">Click to Edit Section Break Text (32pt)<text:line-break/>Right Justified</text:p>
        </draw:text-box>
      </draw:frame>
      <presentation:notes style:page-layout-name="PM2">
        <draw:rect draw:style-name="gr7" draw:text-style-name="P9" draw:layer="backgroundobjects" svg:width="19.4cm" svg:height="25.75cm" svg:x="0cm" svg:y="0cm">
          <text:p text:style-name="P1"/>
        </draw:rect>
        <draw:page-thumbnail presentation:style-name="Section_20_Break-title" draw:layer="backgroundobjects" svg:width="12.982cm" svg:height="9.737cm" svg:x="3.14cm" svg:y="1.905cm" presentation:class="page"/>
        <draw:frame presentation:style-name="Section_20_Break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Disclaimer" style:page-layout-name="PM1" draw:style-name="dp2">
      <draw:rect draw:style-name="gr16" draw:text-style-name="P9" draw:layer="backgroundobjects" svg:width="5.168cm" svg:height="0.426cm" svg:x="23.093cm" svg:y="12.957cm">
        <text:p text:style-name="P1"/>
      </draw:rect>
      <draw:rect draw:style-name="gr17" draw:text-style-name="P9" draw:layer="backgroundobjects" svg:width="21.462cm" svg:height="0.426cm" svg:x="1.438cm" svg:y="12.979cm">
        <text:p text:style-name="P1"/>
      </draw:rect>
      <draw:rect draw:style-name="gr15" draw:text-style-name="P9" draw:layer="backgroundobjects" svg:width="26.828cm" svg:height="11.653cm" svg:x="1.434cm" svg:y="1.357cm">
        <text:p text:style-name="P1"/>
      </draw:rect>
      <draw:frame presentation:style-name="pr10" draw:text-style-name="P19" draw:layer="backgroundobjects" svg:width="14.61cm" svg:height="6.55cm" svg:x="9.5cm" svg:y="13.458cm" presentation:class="outline">
        <draw:text-box>
          <text:list text:style-name="L8">
            <text:list-item>
              <text:p text:style-name="P20">Click to edit the outline text format</text:p>
            </text:list-item>
          </text:list>
          <text:list text:style-name="L8">
            <text:list-item>
              <text:list>
                <text:list-item>
                  <text:p text:style-name="P21">Second Outline Level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Third Outline Level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1" draw:text-style-name="P1" draw:layer="backgroundobjects" svg:width="8.027cm" svg:height="1.427cm" svg:x="1.395cm" svg:y="13.777cm" presentation:class="title">
        <draw:text-box>
          <text:p text:style-name="P1">Click to edit the title text format</text:p>
        </draw:text-box>
      </draw:frame>
      <draw:frame presentation:style-name="Disclaimer-outline1" draw:layer="backgroundobjects" svg:width="24.946cm" svg:height="8.994cm" svg:x="1.766cm" svg:y="2.36cm" presentation:class="outline" presentation:placeholder="true" presentation:user-transformed="true">
        <draw:text-box/>
      </draw:frame>
      <presentation:notes style:page-layout-name="PM2">
        <draw:rect draw:style-name="gr7" draw:text-style-name="P9" draw:layer="backgroundobjects" svg:width="19.4cm" svg:height="25.75cm" svg:x="0cm" svg:y="0cm">
          <text:p text:style-name="P1"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30$Linux OpenOffice.org_project/680m130$Build-8955</meta:generator>
    <meta:initial-creator>McKay Brown</meta:initial-creator>
    <meta:creation-date>2001-02-08T15:55:25</meta:creation-date>
    <dc:creator>Pavel Janík</dc:creator>
    <dc:date>2005-09-26T09:24:04</dc:date>
    <meta:printed-by>Pavel Janík</meta:printed-by>
    <meta:print-date>2005-09-18T15:21:20</meta:print-date>
    <dc:language>en-US</dc:language>
    <meta:editing-cycles>224</meta:editing-cycles>
    <meta:editing-duration>P2DT20H23M2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8.1000003814697pt" style:font-family-asian="Gothic" style:font-pitch-asian="variable" style:font-size-asian="28.1000003814697pt" style:font-family-complex="Lucidasans" style:font-pitch-complex="variable" style:font-size-complex="28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pt" style:font-family-asian="Gothic" style:font-pitch-asian="variable" style:font-size-asian="15pt" style:font-family-complex="Lucidasans" style:font-pitch-complex="variable" style:font-size-complex="1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Gothic" style:font-pitch-asian="variable" style:font-size-asian="19.2000007629395pt" style:font-family-complex="Lucidasans" style:font-pitch-complex="variable" style:font-size-complex="19.2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pt" style:font-family-asian="Gothic" style:font-pitch-asian="variable" style:font-size-asian="15pt" style:font-family-complex="Lucidasans" style:font-pitch-complex="variable" style:font-size-complex="1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2.8999996185303pt" style:font-family-asian="Gothic" style:font-pitch-asian="variable" style:font-size-asian="12.8999996185303pt" style:font-family-complex="Lucidasans" style:font-pitch-complex="variable" style:font-size-complex="12.8999996185303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6.41cm" svg:height="15.093cm" chart:class="chart:bar" chart:style-name="ch1">
        <chart:title svg:x="6.908cm" svg:y="0.296cm" chart:style-name="ch2">
          <text:p>Integrated cws per milestone</text:p>
        </chart:title>
        <chart:plot-area chart:style-name="ch3" table:cell-range-address="List1.$A$2:.$B$113" chart:data-source-has-labels="column" chart:table-number-list="0" svg:x="0.528cm" svg:y="2.005cm" svg:width="25.354cm" svg:height="12.788cm">
          <chart:axis chart:dimension="x" chart:name="primary-x" chart:style-name="ch4">
            <chart:title svg:x="12.433cm" svg:y="13.961cm" chart:style-name="ch5">
              <text:p>Milestone</text:p>
            </chart:title>
            <chart:categories table:cell-range-address="local-table.A2:.A113"/>
          </chart:axis>
          <chart:axis chart:dimension="y" chart:name="primary-y" chart:style-name="ch6">
            <chart:title svg:x="0.526cm" svg:y="9.659cm" chart:style-name="ch5">
              <text:p># of integrated CWS</text:p>
            </chart:title>
            <chart:grid chart:class="major"/>
          </chart:axis>
          <chart:series chart:style-name="ch7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s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s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s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s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s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